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41.66mm"/>
    </style:style>
    <style:style style:name="co7" style:family="table-column">
      <style:table-column-properties fo:break-before="auto" style:column-width="75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59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7" style:family="table-cell" style:parent-style-name="Default">
      <style:text-properties style:text-position="" style:font-name-asian="Droid Sans Fallback"/>
    </style:style>
    <style:style style:name="ce2" style:family="table-cell" style:parent-style-name="Default" style:data-style-name="N37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37"/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Liberation Serif" style:font-name-asian="Droid Sans Fallback" style:font-name-complex="Free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-asian="Droid Sans Fallback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table table:name="bet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table:formula="of:=DATE(YEAR(NOW()); MONTH(NOW()); DAY(NOW()))" office:value-type="date" office:date-value="2016-12-02" calcext:value-type="date">
            <text:p>02.12.16</text:p>
          </table:table-cell>
          <table:table-cell table:formula="of:=[f.B3]" office:value-type="string" office:string-value="olegik1983" calcext:value-type="string">
            <text:p>olegik1983</text:p>
          </table:table-cell>
          <table:table-cell table:style-name="ce4" table:formula="of:=[url.A2]" office:value-type="string" office:string-value="https://freelancehunt.com/project/internet-magazin-tsifrovoy-tehniki-mobilnyih/140875.html#bid-1419637" calcext:value-type="string">
            <text:p>https://freelancehunt.com/project/internet-magazin-tsifrovoy-tehniki-mobilnyih/140875.html#bid-141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table:formula="of:=DATE(YEAR(NOW()); MONTH(NOW()); DAY(NOW()))" office:value-type="date" office:date-value="2016-12-02" calcext:value-type="date">
            <text:p>02.12.16</text:p>
          </table:table-cell>
          <table:table-cell table:formula="of:=[f.B4]" office:value-type="string" office:string-value="Samik" calcext:value-type="string">
            <text:p>Samik</text:p>
          </table:table-cell>
          <table:table-cell table:formula="of:=[url.A2]" office:value-type="string" office:string-value="https://freelancehunt.com/project/internet-magazin-tsifrovoy-tehniki-mobilnyih/140875.html#bid-1419637" calcext:value-type="string">
            <text:p>https://freelancehunt.com/project/internet-magazin-tsifrovoy-tehniki-mobilnyih/140875.html#bid-141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table:formula="of:=DATE(YEAR(NOW()); MONTH(NOW()); DAY(NOW()))" office:value-type="date" office:date-value="2016-12-02" calcext:value-type="date">
            <text:p>02.12.16</text:p>
          </table:table-cell>
          <table:table-cell table:formula="of:=[f.B3]" office:value-type="string" office:string-value="olegik1983" calcext:value-type="string">
            <text:p>olegik1983</text:p>
          </table:table-cell>
          <table:table-cell table:formula="of:=[url.A1]" office:value-type="string" office:string-value="https://freelancehunt.com/project/avtomaticheskaya-vyigruzka-tovarov-im-instagramm/140872.html" calcext:value-type="string">
            <text:p>https://freelancehunt.com/project/avtomaticheskaya-vyigruzka-tovarov-im-instagramm/140872.ht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table:formula="of:=DATE(YEAR(NOW()); MONTH(NOW()); DAY(NOW()))" office:value-type="date" office:date-value="2016-12-02" calcext:value-type="date">
            <text:p>02.12.16</text:p>
          </table:table-cell>
          <table:table-cell table:formula="of:=[f.B4]" office:value-type="string" office:string-value="Samik" calcext:value-type="string">
            <text:p>Samik</text:p>
          </table:table-cell>
          <table:table-cell table:formula="of:=[url.A1]" office:value-type="string" office:string-value="https://freelancehunt.com/project/avtomaticheskaya-vyigruzka-tovarov-im-instagramm/140872.html" calcext:value-type="string">
            <text:p>https://freelancehunt.com/project/avtomaticheskaya-vyigruzka-tovarov-im-instagramm/140872.ht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table:formula="of:=DATE(YEAR(NOW()); MONTH(NOW()); DAY(NOW()))" office:value-type="date" office:date-value="2016-12-02" calcext:value-type="date">
            <text:p>02.12.16</text:p>
          </table:table-cell>
          <table:table-cell table:formula="of:=[f.B2]" office:value-type="string" office:string-value="sergei_groz" calcext:value-type="string">
            <text:p>sergei_groz</text:p>
          </table:table-cell>
          <table:table-cell table:formula="of:=[url.A1]" office:value-type="string" office:string-value="https://freelancehunt.com/project/avtomaticheskaya-vyigruzka-tovarov-im-instagramm/140872.html" calcext:value-type="string">
            <text:p>https://freelancehunt.com/project/avtomaticheskaya-vyigruzka-tovarov-im-instagramm/140872.ht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table:formula="of:=DATE(YEAR(NOW()); MONTH(NOW()); DAY(NOW()))" office:value-type="date" office:date-value="2016-12-02" calcext:value-type="date">
            <text:p>02.12.16</text:p>
          </table:table-cell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http://freelance.ua/orders/32007-realizovat-rabotu-filtra-na-opencart.ht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s://freelancehunt.com/project/dorabotka-kalkulyatora-proschet-stoimosti-tura/140977.html" xlink:type="simple">https://freelancehunt.com/project/dorabotka-kalkulyatora-proschet-stoimosti-tura/140977.html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://freelance.ua/orders/32007-realizovat-rabotu-filtra-na-opencart.html" xlink:type="simple">http://freelance.ua/orders/32007-realizovat-rabotu-filtra-na-opencart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s://freelancehunt.com/project/internet--magazin-na-opencart/140990.html" xlink:type="simple">https://freelancehunt.com/project/internet--magazin-na-opencart/140990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2]" office:value-type="string" office:string-value="sergei_groz" calcext:value-type="string">
            <text:p>sergei_groz</text:p>
          </table:table-cell>
          <table:table-cell office:value-type="string" calcext:value-type="string">
            <text:p><text:a xlink:href="https://freelancehunt.com/project/internet--magazin-na-opencart/140990.html" xlink:type="simple">https://freelancehunt.com/project/internet--magazin-na-opencart/140990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2]" office:value-type="string" office:string-value="sergei_groz" calcext:value-type="string">
            <text:p>sergei_groz</text:p>
          </table:table-cell>
          <table:table-cell office:value-type="string" calcext:value-type="string">
            <text:p><text:a xlink:href="https://freelancehunt.com/project/perenos-sayta/140938.html" xlink:type="simple">https://freelancehunt.com/project/perenos-sayta/140938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://freelance.ua/orders/32007-realizovat-rabotu-filtra-na-opencart.html#offers" xlink:type="simple">http://freelance.ua/orders/32007-realizovat-rabotu-filtra-na-opencart.html#offers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://freelance.ua/orders/31990-nuzhen-chelovek-khorosho-vladejushhij-opencart.html" xlink:type="simple">http://freelance.ua/orders/31990-nuzhen-chelovek-khorosho-vladejushhij-opencart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2]" office:value-type="string" office:string-value="sergei_groz" calcext:value-type="string">
            <text:p>sergei_groz</text:p>
          </table:table-cell>
          <table:table-cell office:value-type="string" calcext:value-type="string">
            <text:p><text:a xlink:href="http://freelance.ua/orders/31994-natanut-verstku-na-opencart.html" xlink:type="simple">http://freelance.ua/orders/31994-natanut-verstku-na-opencart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2]" office:value-type="string" office:string-value="sergei_groz" calcext:value-type="string">
            <text:p>sergei_groz</text:p>
          </table:table-cell>
          <table:table-cell office:value-type="string" calcext:value-type="string">
            <text:p><text:a xlink:href="https://freelancehunt.com/project/skopirovat-kalkulyator-sayta/141007.html" xlink:type="simple">https://freelancehunt.com/project/skopirovat-kalkulyator-sayta/141007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s://freelancehunt.com/project/skopirovat-kalkulyator-sayta/141007.html" xlink:type="simple">https://freelancehunt.com/project/skopirovat-kalkulyator-sayta/141007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</table:table>
      <table:table table:name="f" table:style-name="ta1"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il_pas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shablon</text:p>
          </table:table-cell>
          <table:table-cell office:value-type="string" calcext:value-type="string">
            <text:p>end data</text:p>
          </table:table-cell>
          <table:table-cell table:number-columns-repeated="2" office:value-type="string" calcext:value-type="string">
            <text:p>some</text:p>
          </table:table-cell>
        </table:table-row>
        <table:table-row table:style-name="ro2">
          <table:table-cell office:value-type="string" calcext:value-type="string">
            <text:p><text:a xlink:href="https://freelancehunt.com/" xlink:type="simple">https://freelancehunt.com</text:a></text:p>
          </table:table-cell>
          <table:table-cell office:value-type="string" calcext:value-type="string">
            <text:p>sergei_groz</text:p>
          </table:table-cell>
          <table:table-cell table:style-name="ce5" office:value-type="string" calcext:value-type="string">
            <text:p>JH9wHN</text:p>
          </table:table-cell>
          <table:table-cell table:style-name="ce6" office:value-type="float" office:value="380997849517" calcext:value-type="float">
            <text:p>380997849517</text:p>
          </table:table-cell>
          <table:table-cell table:style-name="ce8" office:value-type="string" calcext:value-type="string">
            <text:p>sergei_groz@mail.ua</text:p>
          </table:table-cell>
          <table:table-cell table:style-name="ce6" office:value-type="string" calcext:value-type="string">
            <text:p>JH9wHN</text:p>
          </table:table-cell>
          <table:table-cell office:value-type="string" calcext:value-type="string">
            <text:p>+</text:p>
          </table:table-cell>
          <table:table-cell table:style-name="ce4" office:value-type="string" calcext:value-type="string">
            <text:p>sergei_groz</text:p>
          </table:table-cell>
          <table:table-cell office:value-type="string" calcext:value-type="string">
            <text:p>Добрый день</text:p>
            <text:p>Сделаю</text:p>
            <text:p>slype: sergei_groz</text:p>
            <text:p>email: sergei_groz@mail.ua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4" office:value-type="string" calcext:value-type="string">
            <text:p><text:span text:style-name="T2"><text:a xlink:href="https://freelancehunt.com/" xlink:type="simple">https://freelancehunt.com</text:a></text:span></text:p>
          </table:table-cell>
          <table:table-cell office:value-type="string" calcext:value-type="string">
            <text:p>olegik1983</text:p>
          </table:table-cell>
          <table:table-cell table:style-name="ce4" office:value-type="string" calcext:value-type="string">
            <text:p>FlkBb1</text:p>
          </table:table-cell>
          <table:table-cell table:style-name="ce5" office:value-type="float" office:value="380505184224" calcext:value-type="float">
            <text:p>380505184224</text:p>
          </table:table-cell>
          <table:table-cell table:style-name="ce4" office:value-type="string" calcext:value-type="string">
            <text:p><text:a xlink:href="mailto:oleg.lorem.85@mail.ru" xlink:type="simple">oleg.lorem.85@mail.ru</text:a></text:p>
          </table:table-cell>
          <table:table-cell table:style-name="ce4" office:value-type="string" calcext:value-type="string">
            <text:p>FlkBb1FlkBb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leg.shahhh</text:p>
          </table:table-cell>
          <table:table-cell office:value-type="string" calcext:value-type="string">
            <text:p>Добрый день с радостю все реализую есть опыт работы с разными движкам и практические реализации сайтов и магазинов. </text:p>
            <text:p>Почта: <text:a xlink:href="mailto:oleg.lorem.85@mail.ru" xlink:type="simple">oleg.lorem.85@mail.ru</text:a></text:p>
            <text:p>скайп: oleg.shahh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string" calcext:value-type="string">
            <text:p><text:span text:style-name="T2"><text:a xlink:href="https://freelancehunt.com/" xlink:type="simple">https://freelancehunt.com</text:a></text:span></text:p>
          </table:table-cell>
          <table:table-cell office:value-type="string" calcext:value-type="string">
            <text:p>Samik</text:p>
          </table:table-cell>
          <table:table-cell office:value-type="string" calcext:value-type="string">
            <text:p>Dublianu1982</text:p>
          </table:table-cell>
          <table:table-cell/>
          <table:table-cell office:value-type="string" calcext:value-type="string">
            <text:p><text:a xlink:href="mailto:biryukwolf@yahoo.com" xlink:type="simple">biryukwolf@yahoo.com</text:a>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Добрый день готов реализовать</text:p>
            <text:p>примеры последних работ </text:p>
            <text:p>http://gipermarket.kiev.ua/</text:p>
            <text:p>http://nordglass.com.ua/shop</text:p>
            <text:p>http://grai.com.ua/</text:p>
            <text:p/>
            <text:p/>
            <text:p/>
            <text:p/>
            <text:p>скайп workmailfrelans</text:p>
            <text:p>email  <text:a xlink:href="mailto:biryukwolf@yahoo.com" xlink:type="simple">biryukwolf@yahoo.com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обрый день те сайты что я дал как пример были спаршены с сайтов доноров</text:p>
            <text:p/>
            <text:p>http://ava.ua/     </text:p>
            <text:p/>
            <text:p>http://light-glass.com.ua/</text:p>
            <text:p/>
            <text:p>есть еще примеры моих работ</text:p>
            <text:p/>
            <text:p>мой профиль на github  https://github.com/samwolf1982  </text:p>
            <text:p/>
            <text:p>смущает один плохой отзыв ?</text:p>
            <text:p/>
            <text:p>могу дать ответ - случился форс-мажор, в силу независимых от меня обстояетльств не смог закончить дело с клиентом. (если интересно то могу расказать)</text:p>
            <text:p/>
            <text:p>буду ждать ответ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 контакты</text:p>
          </table:table-cell>
          <table:table-cell table:number-columns-repeated="2"/>
          <table:table-cell office:value-type="float" office:value="991410955" calcext:value-type="float">
            <text:p>99141095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url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https://freelancehunt.com/project/avtomaticheskaya-vyigruzka-tovarov-im-instagramm/140872.html" xlink:type="simple">https://freelancehunt.com/project/avtomaticheskaya-vyigruzka-tovarov-im-instagramm/140872.html</text:a></text:p>
          </table:table-cell>
        </table:table-row>
        <table:table-row table:style-name="ro1">
          <table:table-cell table:style-name="ce7" office:value-type="string" calcext:value-type="string">
            <text:p><text:span text:style-name="T1"><text:a xlink:href="https://freelancehunt.com/project/internet-magazin-tsifrovoy-tehniki-mobilnyih/140875.html#bid-1419637" xlink:type="simple">https://freelancehunt.com/project/internet-magazin-tsifrovoy-tehniki-mobilnyih/140875.html#bid-1419637</text:a></text:span></text:p>
          </table:table-cell>
        </table:table-row>
      </table:table>
      <table:table table:name="masha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<text:a xlink:href="mailto:masha1.foto@inbox.ru" xlink:type="simple">masha1.foto@inbox.ru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</table:table>
      <table:named-expressions>
        <table:named-expression table:name="test" table:base-cell-address="$bets.$B$1" table:expression="DATE(YEAR(NOW()); MONTH(NOW()); DAY(NOW(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.00.0000</text:date>, <text:time style:data-style-name="N2" text:time-value="17:19:21.4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7:19:21.936000000</meta:creation-date>
    <meta:editing-duration>PT2M3S</meta:editing-duration>
    <meta:editing-cycles>2</meta:editing-cycles>
    <meta:generator>LibreOffice/5.2.3.3$Windows_x86 LibreOffice_project/d54a8868f08a7b39642414cf2c8ef2f228f780cf</meta:generator>
    <dc:date>2016-12-02T17:21:09.105000000</dc:date>
    <meta:document-statistic meta:table-count="4" meta:cell-count="124" meta:object-count="0"/>
  </office:meta>
</office:document-meta>
</file>